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1.18mm" svg:height="211.35mm" svg:x="1.1mm" svg:y="45.67mm">
            <draw:object draw:notify-on-update-of-ranges="Sheet1.A3:Sheet1.A3 Sheet1.A4:Sheet1.A7 Sheet1.B3:Sheet1.B3 Sheet1.B4:Sheet1.B7 Sheet1.C3:Sheet1.C3 Sheet1.C4:Sheet1.C7 Sheet1.D3:Sheet1.D3 Sheet1.D4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ttps://www.nwcouncil.org/reports/pacific-northwest-power-supply-adequacy-assessment-2024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LOLP</text:p>
          </table:table-cell>
          <table:table-cell office:value-type="string" calcext:value-type="string">
            <text:p>MW RETIRED</text:p>
          </table:table-cell>
          <table:table-cell office:value-type="string" calcext:value-type="string">
            <text:p>CUMULATIVE MW </text:p>
            <text:p>RETIRED</text:p>
          </table:table-cell>
          <table:table-cell office:value-type="string" calcext:value-type="string">
            <text:p>LOLP-FACTOR</text:p>
            <text:p>LOLP=x(MWRETIRE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percentage" office:value="0.075" calcext:value-type="percentage">
            <text:p>7.5%</text:p>
          </table:table-cell>
          <table:table-cell office:value-type="float" office:value="1619" calcext:value-type="float">
            <text:p>1619</text:p>
          </table:table-cell>
          <table:table-cell table:formula="of:=[.C4]" office:value-type="float" office:value="1619" calcext:value-type="float">
            <text:p>1619</text:p>
          </table:table-cell>
          <table:table-cell table:formula="of:=[.B4]/[.C4]" office:value-type="float" office:value="0.0000463248919085855" calcext:value-type="float">
            <text:p>4.63248919085855E-05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percentage" office:value="0.128" calcext:value-type="percentage">
            <text:p>12.8%</text:p>
          </table:table-cell>
          <table:table-cell table:formula="of:=127+530" office:value-type="float" office:value="657" calcext:value-type="float">
            <text:p>657</text:p>
          </table:table-cell>
          <table:table-cell table:formula="of:=[.C5]+[.D4]" office:value-type="float" office:value="2276" calcext:value-type="float">
            <text:p>2276</text:p>
          </table:table-cell>
          <table:table-cell table:formula="of:=[.B5]/[.C5]" office:value-type="float" office:value="0.00019482496194825" calcext:value-type="float">
            <text:p>0.000194824961948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percentage" office:value="0.26" calcext:value-type="percentage">
            <text:p>26.0%</text:p>
          </table:table-cell>
          <table:table-cell office:value-type="float" office:value="804" calcext:value-type="float">
            <text:p>804</text:p>
          </table:table-cell>
          <table:table-cell table:formula="of:=[.C6]+[.D5]" office:value-type="float" office:value="3080" calcext:value-type="float">
            <text:p>3080</text:p>
          </table:table-cell>
          <table:table-cell table:formula="of:=[.B6]/[.C6]" office:value-type="float" office:value="0.000323383084577114" calcext:value-type="float">
            <text:p>0.000323383084577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table:formula="of:=[.E7]*[.C7]" office:value-type="percentage" office:value="0.3253591501841" calcext:value-type="percentage">
            <text:p>32.5%</text:p>
          </table:table-cell>
          <table:table-cell office:value-type="float" office:value="1729" calcext:value-type="float">
            <text:p>1729</text:p>
          </table:table-cell>
          <table:table-cell table:formula="of:=[.C7]+[.D6]" office:value-type="float" office:value="4809" calcext:value-type="float">
            <text:p>4809</text:p>
          </table:table-cell>
          <table:table-cell table:formula="of:=AVERAGE([.E4:.E6])" office:value-type="float" office:value="0.00018817764614465" calcext:value-type="float">
            <text:p>0.000188177646145</text:p>
          </table:table-cell>
          <table:table-cell office:value-type="string" calcext:value-type="string">
            <text:p>COAL</text:p>
          </table:table-cell>
        </table:table-row>
        <table:table-row table:style-name="ro1" table:number-rows-repeated="3"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9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7:34:03.268915354</meta:creation-date>
    <dc:date>2019-11-08T18:06:46.252178717</dc:date>
    <meta:editing-duration>PT11M22S</meta:editing-duration>
    <meta:editing-cycles>2</meta:editing-cycles>
    <meta:generator>LibreOffice/6.0.7.3$Linux_X86_64 LibreOffice_project/00m0$Build-3</meta:generator>
    <meta:document-statistic meta:table-count="1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9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119cm" svg:height="21.136cm" xlink:href=".." xlink:type="simple" chart:class="chart:bar" chart:style-name="ch1">
        <chart:title svg:x="12.137cm" svg:y="0.558cm" chart:style-name="ch2">
          <text:p>LOLP OVER TIME</text:p>
        </chart:title>
        <chart:subtitle svg:x="11.66cm" svg:y="1.759cm" chart:style-name="ch3">
          <text:p>With Estimated 2028 LOLP</text:p>
        </chart:subtitle>
        <chart:legend chart:legend-position="end" svg:x="24.321cm" svg:y="9.572cm" style:legend-expansion="high" chart:style-name="ch4"/>
        <chart:plot-area chart:style-name="ch5" table:cell-range-address="Sheet1.A3:Sheet1.D7" chart:data-source-has-labels="both" svg:x="1.573cm" svg:y="2.864cm" svg:width="21.063cm" svg:height="16.869cm">
          <chartooo:coordinate-region svg:x="2.565cm" svg:y="3.063cm" svg:width="18.84cm" svg:height="16.023cm"/>
          <chart:axis chart:dimension="x" chart:name="primary-x" chart:style-name="ch6" chartooo:axis-type="auto">
            <chartooo:date-scale/>
            <chart:title svg:x="11.61cm" svg:y="20.155cm" chart:style-name="ch7">
              <text:p>YEAR</text:p>
            </chart:title>
            <chart:categories table:cell-range-address="Sheet1.A4:Sheet1.A7"/>
          </chart:axis>
          <chart:axis chart:dimension="y" chart:name="primary-y" chart:style-name="ch8">
            <chart:title svg:x="0.451cm" svg:y="12.374cm" chart:style-name="ch9">
              <text:p>MW RETIRED</text:p>
            </chart:title>
            <chart:grid chart:style-name="ch10" chart:class="major"/>
          </chart:axis>
          <chart:axis chart:dimension="y" chart:name="secondary-y" chart:style-name="ch11">
            <chart:title svg:x="23.198cm" svg:y="11.765cm" chart:style-name="ch9">
              <text:p>LOLP</text:p>
            </chart:title>
          </chart:axis>
          <chart:series chart:attached-axis="secondary-y" chart:style-name="ch12" chart:values-cell-range-address="Sheet1.B4:Sheet1.B7" chart:label-cell-address="Sheet1.B3:Sheet1.B3" chart:class="chart:bar">
            <chart:data-point chart:repeated="4"/>
          </chart:series>
          <chart:series chart:attached-axis="primary-y" chart:style-name="ch13" chart:values-cell-range-address="Sheet1.C4:Sheet1.C7" chart:label-cell-address="Sheet1.C3:Sheet1.C3" chart:class="chart:bar">
            <chart:data-point chart:repeated="4"/>
          </chart:series>
          <chart:series chart:attached-axis="primary-y" chart:style-name="ch14" chart:values-cell-range-address="Sheet1.D4:Sheet1.D7" chart:label-cell-address="Sheet1.D3:Sheet1.D3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LP</text:p>
                <draw:g>
                  <svg:desc>Sheet1.B3:Sheet1.B3</svg:desc>
                </draw:g>
              </table:table-cell>
              <table:table-cell office:value-type="string">
                <text:p>MW RETIRED</text:p>
                <draw:g>
                  <svg:desc>Sheet1.C3:Sheet1.C3</svg:desc>
                </draw:g>
              </table:table-cell>
              <table:table-cell office:value-type="string">
                <text:p>CUMULATIVE MW 
RETIRED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2021">
                <text:p>2021</text:p>
                <draw:g>
                  <svg:desc>Sheet1.A4:Sheet1.A7</svg:desc>
                </draw:g>
              </table:table-cell>
              <table:table-cell office:value-type="float" office:value="0.075">
                <text:p>0.075</text:p>
                <draw:g>
                  <svg:desc>Sheet1.B4:Sheet1.B7</svg:desc>
                </draw:g>
              </table:table-cell>
              <table:table-cell office:value-type="float" office:value="1619">
                <text:p>1619</text:p>
                <draw:g>
                  <svg:desc>Sheet1.C4:Sheet1.C7</svg:desc>
                </draw:g>
              </table:table-cell>
              <table:table-cell office:value-type="float" office:value="1619">
                <text:p>1619</text:p>
                <draw:g>
                  <svg:desc>Sheet1.D4:Sheet1.D7</svg:desc>
                </draw:g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0.128">
                <text:p>0.128</text:p>
              </table:table-cell>
              <table:table-cell office:value-type="float" office:value="657">
                <text:p>657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0.26">
                <text:p>0.26</text:p>
              </table:table-cell>
              <table:table-cell office:value-type="float" office:value="804">
                <text:p>804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0.3253591501841">
                <text:p>0.3253591501841</text:p>
              </table:table-cell>
              <table:table-cell office:value-type="float" office:value="1729">
                <text:p>1729</text:p>
              </table:table-cell>
              <table:table-cell office:value-type="float" office:value="4809">
                <text:p>48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